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5752in" fo:break-before="auto" style:use-optimal-row-height="true"/>
    </style:style>
    <style:style style:name="ro3" style:family="table-row">
      <style:table-row-properties style:row-height="1.73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7b7b7" style:diagonal-bl-tr="none" style:diagonal-tl-br="none" fo:wrap-option="wrap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fo:wrap-option="wrap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fo:background-color="#f3f3f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>
      <style:table-cell-properties fo:wrap-option="wrap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able-cell-properties fo:background-color="#b7b7b7" style:diagonal-bl-tr="none" style:diagonal-tl-br="none" fo:wrap-option="wrap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" style:family="table-cell" style:parent-style-name="Default" style:data-style-name="N127">
      <style:table-cell-properties fo:background-color="#b7b7b7" style:diagonal-bl-tr="none" style:diagonal-tl-br="none" fo:wrap-option="wrap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fo:wrap-option="wrap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3"/>
        <table:table-column table:style-name="co1" table:default-cell-style-name="ce8"/>
        <table:table-column table:style-name="co1" table:default-cell-style-name="ce10"/>
        <table:table-row table:style-name="ro1">
          <table:table-cell table:style-name="ce1" table:number-columns-spanned="1" table:number-rows-spanned="2"/>
          <table:table-cell table:style-name="ce6" office:value-type="string" calcext:value-type="string">
            <text:p>Month=&gt;</text:p>
          </table:table-cell>
          <table:table-cell table:style-name="ce7" office:value-type="date" office:date-value="2023-03-23" calcext:value-type="date" table:number-columns-spanned="1" table:number-rows-spanned="2">
            <text:p>23-Mar</text:p>
          </table:table-cell>
          <table:table-cell/>
        </table:table-row>
        <table:table-row table:style-name="ro1">
          <table:covered-table-cell table:style-name="ce2"/>
          <table:table-cell table:style-name="ce6" office:value-type="string" calcext:value-type="string">
            <text:p>Source</text:p>
          </table:table-cell>
          <table:covered-table-cell table:style-name="ce2"/>
          <table:table-cell/>
        </table:table-row>
        <table:table-row table:style-name="ro2">
          <table:table-cell office:value-type="string" calcext:value-type="string">
            <text:p>HIV+ Women of Reproductive Age (WRA) currently on treatment ( EMR/paper based system)</text:p>
          </table:table-cell>
          <table:table-cell office:value-type="string" calcext:value-type="string">
            <text:p>PMTCT CALHIV Report (EMR)</text:p>
            <text:p>DAR (Paper based)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HIV+ WRA currently on treatment with no Children &lt;15 Yrs listed as contacts</text:p>
          </table:table-cell>
          <table:table-cell table:style-name="ce4" office:value-type="string" calcext:value-type="string">
            <text:p/>
            <text:p>PMTCT CALHIV Report (EMR)</text:p>
            <text:p>Green Card (testing history)</text:p>
            <text:p/>
            <text:p/>
          </table:table-cell>
          <table:table-cell table:style-name="ce4"/>
          <table:table-cell/>
        </table:table-row>
        <table:table-row table:style-name="ro2">
          <table:table-cell office:value-type="string" calcext:value-type="string">
            <text:p>Biological Children &lt;15Yrs listed as contacts by HIV+ WRA currently on treatment</text:p>
          </table:table-cell>
          <table:table-cell office:value-type="string" calcext:value-type="string">
            <text:p>Children Contacts of TX Curr WRA</text:p>
            <text:p/>
            <text:p>Green Card</text:p>
            <text:p/>
            <text:p/>
            <text:p/>
            <text:p/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Biological Children &lt;15Yrs of WRA currently on treatment with undocumented HIV status</text:p>
          </table:table-cell>
          <table:table-cell office:value-type="string" calcext:value-type="string">
            <text:p>Children Contacts of TX Curr WRA</text:p>
            <text:p/>
            <text:p>Green Card</text:p>
            <text:p/>
            <text:p/>
            <text:p/>
            <text:p/>
          </table:table-cell>
          <table:table-cell table:style-name="ce4"/>
          <table:table-cell/>
        </table:table-row>
        <table:table-row table:style-name="ro3">
          <table:table-cell office:value-type="string" calcext:value-type="string">
            <text:p>Gap Identified: Trace and Test and update HIV status of &lt;15 children of HIV+ WRA currently on treatment</text:p>
          </table:table-cell>
          <table:table-cell/>
          <table:table-cell table:style-name="ce9" office:value-type="string" calcext:value-type="string">
            <text:p> 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7T22:40:04.248990445</meta:creation-date>
    <dc:date>2023-06-17T22:42:33.794743624</dc:date>
    <meta:editing-duration>PT2M30S</meta:editing-duration>
    <meta:editing-cycles>1</meta:editing-cycles>
    <meta:document-statistic meta:table-count="1" meta:cell-count="13" meta:object-count="0"/>
    <meta:generator>LibreOffice/7.3.7.2$Linux_X86_64 LibreOffice_project/30$Build-2</meta:generator>
  </office:meta>
</office:document-meta>
</file>